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f7c28"/>
    </style:style>
    <style:style style:name="P2" style:family="paragraph" style:parent-style-name="Standard">
      <style:text-properties officeooo:rsid="000f7c28" officeooo:paragraph-rsid="000f7c28"/>
    </style:style>
    <style:style style:name="P3" style:family="paragraph" style:parent-style-name="Standard">
      <style:text-properties officeooo:rsid="00110769" officeooo:paragraph-rsid="00110769"/>
    </style:style>
    <style:style style:name="P4" style:family="paragraph" style:parent-style-name="Standard">
      <style:text-properties officeooo:paragraph-rsid="00110769"/>
    </style:style>
    <style:style style:name="T1" style:family="text">
      <style:text-properties officeooo:rsid="000f7c28"/>
    </style:style>
    <style:style style:name="T2" style:family="text">
      <style:text-properties officeooo:rsid="0011076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<text:tab/></text:span>&lt;!DOCTYPE html&gt;</text:p>
      <text:p text:style-name="Standard"><text:span text:style-name="T1">2<text:tab/></text:span>&lt;html&gt;</text:p>
      <text:p text:style-name="Standard"><text:span text:style-name="T1">3</text:span> </text:p>
      <text:p text:style-name="Standard"><text:span text:style-name="T1">4<text:tab/></text:span>&lt;head&gt;</text:p>
      <text:p text:style-name="Standard"><text:span text:style-name="T1">5</text:span><text:tab/>&lt;meta charset="utf-8"&gt;</text:p>
      <text:p text:style-name="Standard"><text:span text:style-name="T1">6</text:span><text:tab/>&lt;meta name="viewport" content="width=device-width"&gt;</text:p>
      <text:p text:style-name="Standard"><text:span text:style-name="T1">7</text:span><text:tab/>&lt;title&gt;Semantic Containers&lt;/title&gt;</text:p>
      <text:p text:style-name="P1"><text:s/><text:span text:style-name="T1">8<text:tab/></text:span> &lt;link href=</text:p>
      <text:p text:style-name="P1"><text:tab/>"https://cdnjs.cloudflare.com/ajax/libs/normalize/8.0.1/normalize.min.css" rel="stylesheet" <text:tab/>type="text/css" /&gt;</text:p>
      <text:p text:style-name="Standard"><text:span text:style-name="T1">9</text:span><text:tab/>&lt;link href="style.css" rel="stylesheet" type="text/css" /&gt;</text:p>
      <text:p text:style-name="P1"><text:span text:style-name="T1">10</text:span></text:p>
      <text:p text:style-name="P1"><text:s/></text:p>
      <text:p text:style-name="Standard"><text:span text:style-name="T1">11</text:span><text:tab/>&lt;style&gt;H2 {text-align:center&lt;/style&gt;</text:p>
      <text:p text:style-name="Standard"><text:span text:style-name="T1">12<text:tab/></text:span> <text:s text:c="2"/>&lt;h1&gt; Pete Thinkful | Artist&lt;/h1&gt;</text:p>
      <text:p text:style-name="P1"><text:span text:style-name="T1">13</text:span></text:p>
      <text:p text:style-name="P1"><text:s/></text:p>
      <text:p text:style-name="P1"><text:span text:style-name="T1">14<text:tab/></text:span> &lt;h4&gt;</text:p>
      <text:p text:style-name="Standard"><text:span text:style-name="T1">15<text:tab/></text:span> &lt;center&gt;</text:p>
      <text:p text:style-name="Standard"><text:span text:style-name="T1">16</text:span></text:p>
      <text:p text:style-name="Standard"/>
      <text:p text:style-name="Standard"><text:span text:style-name="T1">17</text:span><text:tab/>&lt;a class= "red" href="#About"a&gt;About&lt;/a&gt;</text:p>
      <text:p text:style-name="Standard"/>
      <text:p text:style-name="Standard"><text:span text:style-name="T1">18</text:span> </text:p>
      <text:p text:style-name="Standard"/>
      <text:p text:style-name="Standard"><text:s/><text:span text:style-name="T1">19<text:tab/></text:span> &lt;a class= "red" href="#Portfolio"a&gt;Portfolio&lt;/a&gt;</text:p>
      <text:p text:style-name="Standard"><text:s/><text:span text:style-name="T1">20<text:tab/></text:span>&lt;a class= "red" href="#Contact"a&gt;Contact&lt;/a&gt;</text:p>
      <text:p text:style-name="Standard"><text:s text:c="3"/></text:p>
      <text:p text:style-name="P1"><text:span text:style-name="T1">21</text:span></text:p>
      <text:p text:style-name="P1"><text:span text:style-name="T1">22<text:tab/></text:span>&lt;/center&gt;</text:p>
      <text:p text:style-name="Standard"><text:span text:style-name="T1">23</text:span> </text:p>
      <text:p text:style-name="Standard"/>
      <text:p text:style-name="Standard"><text:span text:style-name="T1">24<text:tab/></text:span> &lt;/h4&gt; <text:s/></text:p>
      <text:p text:style-name="Standard"><text:s text:c="2"/></text:p>
      <text:p text:style-name="P1"><text:span text:style-name="T1">25</text:span></text:p>
      <text:p text:style-name="P1"><text:span text:style-name="T1">26</text:span><text:tab/>&lt;body&gt;</text:p>
      <text:p text:style-name="Standard"><text:span text:style-name="T1">27</text:span> </text:p>
      <text:p text:style-name="Standard"><text:span text:style-name="T1">28</text:span><text:tab/> &lt;body bgcolor="eae2b7 <text:s/>" <text:span text:style-name="T1">29</text:span><text:tab/><text:tab/></text:p>
      <text:p text:style-name="P2">29</text:p>
      <text:p text:style-name="Standard"><text:span text:style-name="T1">30</text:span><text:tab/> <text:s/>&lt;/a&gt; </text:p>
      <text:p text:style-name="P2">31</text:p>
      <text:p text:style-name="P2"/>
      <text:p text:style-name="Standard"><text:span text:style-name="T1">32</text:span><text:tab/>&lt;h2&gt;About&lt;/h2&gt;</text:p>
      <text:p text:style-name="P2">33</text:p>
      <text:p text:style-name="P1"><text:span text:style-name="T1">34</text:span><text:tab/>&lt;h2 id="About"&lt;About&lt;/h2&gt;</text:p>
      <text:p text:style-name="P2">35</text:p>
      <text:p text:style-name="Standard"/>
      <text:p text:style-name="Standard"><text:span text:style-name="T1">36</text:span> <text:s text:c="3"/><text:tab/>&lt;header&gt;</text:p>
      <text:p text:style-name="P4"><text:span text:style-name="T1">37</text:span><text:tab/> <text:s text:c="2"/>&lt;style&gt;H1 {text-align:center&lt;/style&gt;</text:p>
      <text:p text:style-name="P4"><text:soft-page-break/><text:span text:style-name="T1">38</text:span></text:p>
      <text:p text:style-name="P3">39</text:p>
      <text:p text:style-name="P4"><text:span text:style-name="T2">40 </text:span><text:s text:c="4"/>&lt;h2&gt; Hi I'm Pete Thinkful&lt;/h2&gt;</text:p>
      <text:p text:style-name="Standard"><text:span text:style-name="T2">41</text:span><text:tab/>&lt;/header&gt;</text:p>
      <text:p text:style-name="Standard"><text:span text:style-name="T2">42</text:span><text:tab/> &lt;center&gt;</text:p>
      <text:p text:style-name="Standard"><text:span text:style-name="T2">43</text:span> <text:s/></text:p>
      <text:p text:style-name="Standard"><text:span text:style-name="T2">44</text:span><text:tab/>&lt;img src="images/pete-thinkful.png" style="border-radius: 50%; border: 2px #003049 solid;" <text:s text:c="2"/></text:p>
      <text:p text:style-name="Standard"><text:span text:style-name="T2">45</text:span> </text:p>
      <text:p text:style-name="Standard"><text:span text:style-name="T2">46</text:span><text:tab/>&lt;/center&gt;</text:p>
      <text:p text:style-name="Standard"><text:span text:style-name="T2">47</text:span> <text:s text:c="2"/></text:p>
      <text:p text:style-name="Standard"><text:span text:style-name="T2">48</text:span> <text:s/><text:tab/> &amp;nbsp;</text:p>
      <text:p text:style-name="Standard"><text:span text:style-name="T2">49</text:span><text:tab/>&lt;nav&gt;</text:p>
      <text:p text:style-name="Standard"><text:span text:style-name="T2">50</text:span> </text:p>
      <text:p text:style-name="Standard"><text:span text:style-name="T2">51</text:span> <text:tab/> &amp;nbsp;</text:p>
      <text:p text:style-name="Standard"><text:span text:style-name="T2">52</text:span><text:tab/> &amp;nbsp;</text:p>
      <text:p text:style-name="Standard"><text:span text:style-name="T2">53</text:span> <text:tab/>&amp;nbsp;</text:p>
      <text:p text:style-name="Standard"><text:span text:style-name="T2">54</text:span><text:tab/>&lt;nav&gt;</text:p>
      <text:p text:style-name="Standard"><text:tab/></text:p>
      <text:p text:style-name="Standard"><text:tab/>&lt;/nav&gt;</text:p>
      <text:p text:style-name="Standard"><text:s text:c="3"/>&amp;nbsp;</text:p>
      <text:p text:style-name="Standard"><text:tab/>&lt;main&gt;</text:p>
      <text:p text:style-name="Standard"><text:tab/><text:tab/>&lt;section&gt;</text:p>
      <text:p text:style-name="Standard"><text:s text:c="4"/>&amp;nbsp;</text:p>
      <text:p text:style-name="Standard"><text:s text:c="6"/></text:p>
      <text:p text:style-name="Standard"><text:s text:c="6"/>&lt;p style=text-align:left;</text:p>
      <text:p text:style-name="Standard"><text:tab/><text:tab/><text:tab/>&lt;p&gt;I'm an artist living in Denver, Colorado&lt;/p&gt;</text:p>
      <text:p text:style-name="Standard"/>
      <text:p text:style-name="Standard"><text:s/><text:tab/><text:tab/><text:tab/>&lt;div class="group"&gt;</text:p>
      <text:p text:style-name="Standard"><text:s text:c="8"/>&lt;div class="item"&gt;</text:p>
      <text:p text:style-name="Standard"><text:tab/><text:tab/><text:tab/><text:tab/>&lt;p style=text-align:left; </text:p>
      <text:p text:style-name="Standard"><text:tab/><text:tab/><text:tab/><text:tab/><text:tab/>&lt;p&gt;As an artist, I'm interested in:&lt;/p&gt;</text:p>
      <text:p text:style-name="Standard"><text:s text:c="6"/>&amp;nbsp;</text:p>
      <text:p text:style-name="Standard"><text:s text:c="6"/>&amp;nbsp;</text:p>
      <text:p text:style-name="Standard"><text:s text:c="6"/></text:p>
      <text:p text:style-name="Standard"><text:s text:c="9"/>&lt;/style&gt; <text:s text:c="2"/></text:p>
      <text:p text:style-name="Standard"><text:s text:c="2"/></text:p>
      <text:p text:style-name="Standard"><text:s text:c="3"/></text:p>
      <text:p text:style-name="Standard"><text:tab/><text:tab/> <text:s text:c="5"/>&lt;div align="left"&gt;</text:p>
      <text:p text:style-name="Standard"><text:s text:c="5"/>&lt;p style="text-align:left;"</text:p>
      <text:p text:style-name="Standard"><text:s text:c="8"/>&lt;ul style='list-style-type;circle'&gt;</text:p>
      <text:p text:style-name="Standard"><text:s text:c="8"/>&lt;li&gt;Producing abstract art &lt;/li&gt;</text:p>
      <text:p text:style-name="Standard"><text:s text:c="8"/>&lt;li&gt;Creating street graffiti art&lt;/li&gt;</text:p>
      <text:p text:style-name="Standard"><text:tab/><text:tab/><text:tab/><text:tab/> &lt;li&gt;Connecting with like-minded artists&lt;/li&gt;</text:p>
      <text:p text:style-name="Standard"><text:s text:c="2"/>&lt;/p&gt; </text:p>
      <text:p text:style-name="Standard"><text:s text:c="10"/></text:p>
      <text:p text:style-name="Standard"><text:s text:c="2"/></text:p>
      <text:p text:style-name="Standard"><text:tab/><text:tab/><text:tab/>&amp;nbsp;</text:p>
      <text:p text:style-name="Standard"><text:s text:c="6"/>&amp;nbsp;</text:p>
      <text:p text:style-name="Standard"><text:s text:c="10"/></text:p>
      <text:p text:style-name="Standard"><text:soft-page-break/><text:s text:c="7"/>&lt;/left&gt; <text:s text:c="2"/></text:p>
      <text:p text:style-name="Standard"><text:s text:c="10"/>&amp;nbsp;</text:p>
      <text:p text:style-name="Standard"><text:s text:c="10"/></text:p>
      <text:p text:style-name="Standard"><text:s text:c="10"/>&lt;h5&gt;Please feel free to take a look at my website and feel free to contact me <text:s/>&lt;/h5&gt;</text:p>
      <text:p text:style-name="Standard"><text:s text:c="6"/></text:p>
      <text:p text:style-name="Standard"><text:s text:c="4"/></text:p>
      <text:p text:style-name="Standard"><text:s text:c="7"/>&lt;center&gt;</text:p>
      <text:p text:style-name="Standard"><text:tab/><text:tab/><text:tab/><text:tab/><text:tab/>&lt;h3&gt;Pete's Background&lt;/h3&gt;</text:p>
      <text:p text:style-name="Standard"><text:s text:c="11"/>&lt;/center&gt;</text:p>
      <text:p text:style-name="Standard"><text:tab/><text:tab/><text:tab/><text:tab/>&lt;/div&gt;</text:p>
      <text:p text:style-name="Standard"><text:tab/><text:tab/> <text:s/>&lt;/div&gt;</text:p>
      <text:p text:style-name="Standard"><text:tab/><text:tab/>&lt;/section&gt;</text:p>
      <text:p text:style-name="Standard"><text:tab/>&lt;/main&gt;</text:p>
      <text:p text:style-name="Standard"/>
      <text:p text:style-name="Standard"><text:tab/>&lt;aside&gt;</text:p>
      <text:p text:style-name="Standard"><text:tab/><text:tab/>&lt;p&gt;After graduating college, I became an art teacher and worked with beginners and <text:s/></text:p>
      <text:p text:style-name="Standard"><text:s/>professionals. I love art and my works have been featured in major art galleries across the globe.&lt;/p&gt;</text:p>
      <text:p text:style-name="Standard"><text:s text:c="4"/>&amp;nbsp</text:p>
      <text:p text:style-name="Standard"><text:s text:c="4"/>&lt;p&gt;If you are looking to hire an artist or if you're an artist looking for a collaborator for your next project, please reach out! I'm so excited to work with other artists to create new art.&lt;/p&gt;</text:p>
      <text:p text:style-name="Standard"/>
      <text:p text:style-name="Standard"><text:s text:c="4"/>&lt;center&gt;</text:p>
      <text:p text:style-name="Standard"><text:tab/>&lt;h1 id="Portfolio"&gt;Portfolio&lt;/h1&gt;</text:p>
      <text:p text:style-name="Standard"><text:s text:c="6"/>&amp;nbsp</text:p>
      <text:p text:style-name="Standard"><text:s text:c="6"/></text:p>
      <text:p text:style-name="Standard"><text:s text:c="6"/>&lt;H3&gt; Abstract Red&lt;/H3&gt;</text:p>
      <text:p text:style-name="Standard"><text:s text:c="6"/>&amp;nbsp</text:p>
      <text:p text:style-name="Standard"/>
      <text:p text:style-name="Standard"><text:s text:c="6"/>&lt;img <text:s/>src="images/abstract-red.png"/&gt;</text:p>
      <text:p text:style-name="Standard"><text:s text:c="6"/>&lt;p&gt;</text:p>
      <text:p text:style-name="Standard"><text:s text:c="8"/>Vaporware wayfares heirloom neutra disrupt.Activated charcoal waistcharcoal scenester hell of. &lt;/p&gt;</text:p>
      <text:p text:style-name="Standard"><text:s text:c="4"/></text:p>
      <text:p text:style-name="Standard"><text:s/>&lt;br&gt;</text:p>
      <text:p text:style-name="Standard"><text:s text:c="3"/></text:p>
      <text:p text:style-name="Standard"><text:s text:c="4"/>&lt;h3&gt; Spiral Zany&lt;/h3&gt;</text:p>
      <text:p text:style-name="Standard"><text:s text:c="6"/></text:p>
      <text:p text:style-name="Standard"><text:s text:c="6"/>&lt;img src="images/spiral-zany.png" /&gt; </text:p>
      <text:p text:style-name="Standard"><text:s text:c="4"/></text:p>
      <text:p text:style-name="Standard"><text:s text:c="6"/>&lt;p&gt; Sriracha portland taxiderni cronut messenger bag, vegan destillery. Vaporware kickstarter air plant numblecore food truck.&lt;/p&gt;</text:p>
      <text:p text:style-name="Standard"/>
      <text:p text:style-name="Standard"><text:s/>&lt;/center&gt;</text:p>
      <text:p text:style-name="Standard"><text:s/>&lt;center&gt; <text:s/></text:p>
      <text:p text:style-name="Standard"><text:s/></text:p>
      <text:p text:style-name="Standard">&lt;h3&gt; Melted Rainbow&lt;/h3&gt;</text:p>
      <text:p text:style-name="Standard"><text:s text:c="3"/>&lt;img src="images/melted-rainbow.png" /&gt; </text:p>
      <text:p text:style-name="Standard"><text:s text:c="3"/></text:p>
      <text:p text:style-name="Standard"><text:s/>&lt;/center&gt;</text:p>
      <text:p text:style-name="Standard"><text:soft-page-break/></text:p>
      <text:p text:style-name="Standard">&lt;p&gt; Edison bulb single-origin coffe snaware,actually enniu lovacore shabby chic forage. &lt;/p&gt;</text:p>
      <text:p text:style-name="Standard"/>
      <text:p text:style-name="Standard">&lt;hr&gt;</text:p>
      <text:p text:style-name="Standard"><text:s text:c="4"/></text:p>
      <text:p text:style-name="Standard">&lt;/aside&gt;</text:p>
      <text:p text:style-name="Standard"><text:s text:c="2"/></text:p>
      <text:p text:style-name="Standard"><text:tab/>&lt;footer&gt;</text:p>
      <text:p text:style-name="Standard">&amp;nbsp;</text:p>
      <text:p text:style-name="Standard"><text:s text:c="4"/>&lt;center&gt;</text:p>
      <text:p text:style-name="Standard"><text:s text:c="4"/>&lt;H3 id=&gt;Contact&lt;/H3&gt;</text:p>
      <text:p text:style-name="Standard"/>
      <text:p text:style-name="Standard"><text:s text:c="6"/></text:p>
      <text:p text:style-name="Standard"><text:s text:c="2"/>&lt;/center&gt;</text:p>
      <text:p text:style-name="Standard"/>
      <text:p text:style-name="Standard"><text:s text:c="4"/>&lt;p&gt; I'd love o hear from you! Please feel free to contact or follow me:&lt;/p&gt;</text:p>
      <text:p text:style-name="Standard"/>
      <text:p text:style-name="Standard"><text:s text:c="4"/>&lt;ol&gt;</text:p>
      <text:p text:style-name="Standard"/>
      <text:p text:style-name="Standard"><text:tab/><text:tab/> &lt;div align="left"&gt;</text:p>
      <text:p text:style-name="Standard"><text:s text:c="5"/>&lt;p style="text-align:left;"</text:p>
      <text:p text:style-name="Standard"><text:s text:c="8"/>&lt;ul style='list-style-type;circle'&gt;</text:p>
      <text:p text:style-name="Standard"><text:s text:c="7"/></text:p>
      <text:p text:style-name="Standard"><text:s text:c="2"/>&lt;/p&gt; </text:p>
      <text:p text:style-name="Standard"/>
      <text:p text:style-name="Standard"><text:s text:c="4"/></text:p>
      <text:p text:style-name="Standard"><text:tab/><text:tab/>&lt;ol&gt;</text:p>
      <text:p text:style-name="Standard"><text:s/>&lt;H2 id="Contact"&lt;/h2&gt;</text:p>
      <text:p text:style-name="Standard"/>
      <text:p text:style-name="Standard"><text:s text:c="4"/>&lt;/div align="left" <text:s text:c="2"/></text:p>
      <text:p text:style-name="Standard"><text:s text:c="4"/>&lt;p style="text-align:left; <text:s text:c="2"/>"</text:p>
      <text:p text:style-name="Standard"/>
      <text:p text:style-name="Standard">&lt;ol&gt;</text:p>
      <text:p text:style-name="Standard"><text:s text:c="2"/>&lt;li style="text-align: left"&gt;Linkedin&lt;/li&gt;</text:p>
      <text:p text:style-name="Standard"><text:s text:c="2"/>&lt;li style="text-align: left"&gt;Instagram&lt;/li&gt;</text:p>
      <text:p text:style-name="Standard"><text:s text:c="2"/>&lt;li style="text-align: left"&gt;Pinterest&lt;/li&gt;</text:p>
      <text:p text:style-name="Standard">&lt;/ol&gt;</text:p>
      <text:p text:style-name="Standard"/>
      <text:p text:style-name="Standard"><text:s text:c="10"/></text:p>
      <text:p text:style-name="Standard"><text:tab/>&lt;/footer&gt;</text:p>
      <text:p text:style-name="Standard"/>
      <text:p text:style-name="Standard"/>
      <text:p text:style-name="Standard">&lt;/html&gt;</text:p>
      <text:p text:style-name="Standard"><text:s text:c="2"/>&lt;footer&gt;</text:p>
      <text:p text:style-name="Standard"><text:s text:c="6"/>&lt;p&gt;© Pete Thinkful. All rights reserved.&lt;/p&gt;</text:p>
      <text:p text:style-name="Standard"><text:s text:c="4"/>&lt;/footer&gt;</text:p>
      <text:p text:style-name="Standard"><text:s text:c="2"/>&lt;/body&gt;</text:p>
      <text:p text:style-name="Standard">&lt;/html&gt;</text:p>
      <text:p text:style-name="Standard"/>
      <text:p text:style-name="Standard"><text:soft-page-break/><text:s text:c="10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3T11:01:27.461000000</meta:creation-date>
    <dc:date>2022-09-03T15:19:21.718000000</dc:date>
    <meta:editing-duration>PT1H44M52S</meta:editing-duration>
    <meta:editing-cycles>1</meta:editing-cycles>
    <meta:document-statistic meta:table-count="0" meta:image-count="0" meta:object-count="0" meta:page-count="5" meta:paragraph-count="169" meta:word-count="406" meta:character-count="3611" meta:non-whitespace-character-count="2808"/>
    <meta:generator>LibreOffice/7.3.4.2$Windows_X86_64 LibreOffice_project/728fec16bd5f605073805c3c9e7c4212a0120dc5</meta:generator>
  </office:meta>
</office:document-meta>
</file>